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8pt" officeooo:rsid="001f140e" officeooo:paragraph-rsid="001f140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f140e" officeooo:paragraph-rsid="001f14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f140e" officeooo:paragraph-rsid="001f140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officeooo:rsid="001f140e" officeooo:paragraph-rsid="001f140e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2pt" fo:font-style="normal" officeooo:rsid="00206218" officeooo:paragraph-rsid="00206218" style:font-size-asian="10.5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1704"/>
    </style:style>
    <style:style style:name="T4" style:family="text">
      <style:text-properties officeooo:rsid="002207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ASO TEMA 1 PROGRAMACIÓN</text:p>
      <text:p text:style-name="P1"/>
      <text:p text:style-name="P3">Comandos Usados</text:p>
      <text:p text:style-name="P2"/>
      <text:p text:style-name="P2">import java.util.Scanner → Este método nos permite importar la clase “Scanner”. Con ella pordemos introducir datos por el teclado para interactuara con el programa.</text:p>
      <text:p text:style-name="P2"/>
      <text:p text:style-name="P2"><text:span text:style-name="T3">p</text:span>ublic class <text:span text:style-name="T1">nombreArchivo { <text:s/>} </text:span><text:span text:style-name="T2">→ Aqui ponemos el nombre del archivo, entre paréntesis colocamos el resto de las líne de código del programa.</text:span></text:p>
      <text:p text:style-name="P4"/>
      <text:p text:style-name="P4"><text:span text:style-name="T3">p</text:span>ublic static void main (String[] <text:span text:style-name="T3">args) { <text:s/>} → Mediante este comando declaramos la clase principal del programa que en este caso es “main”.</text:span></text:p>
      <text:p text:style-name="P4"/>
      <text:p text:style-name="P5">Scanner teclado = <text:s/>new Scanner(System.in) → Asigna el Scanner a la variable “teclado”</text:p>
      <text:p text:style-name="P5"/>
      <text:p text:style-name="P5">teclado.close() → Cierra la entrada por teclado.</text:p>
      <text:p text:style-name="P5"/>
      <text:p text:style-name="P5">System.out.print() → Permite mostrar por pantalla lo introducido entre los parentesis.</text:p>
      <text:list xml:id="list8216140323471141152" text:style-name="L1">
        <text:list-item>
          <text:p text:style-name="P6">print() → No realiza salto de linea.</text:p>
        </text:list-item>
        <text:list-item>
          <text:p text:style-name="P6">println() → Realiza salto de linea.</text:p>
        </text:list-item>
        <text:list-item>
          <text:p text:style-name="P6">printf() → Permite mostras los valores numéricos de salida con un formato diferente empleando %.xd (para valores enteros) y %.xf (para valores con números reales. Necesita de “valores comod<text:span text:style-name="T4">í</text:span>n para realizar los saltos de línea y demás opciones de forma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30T18:16:27.524398595</meta:creation-date>
    <dc:date>2024-09-30T18:41:12.075207985</dc:date>
    <meta:editing-duration>PT14M32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11" meta:word-count="165" meta:character-count="1032" meta:non-whitespace-character-count="878"/>
  </office:meta>
</office:document-meta>
</file>